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华文黑体" svg:font-family="华文黑体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5.318cm"/>
    </style:style>
    <style:style style:name="表格1.B" style:family="table-column">
      <style:table-column-properties style:column-width="11.695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13" style:family="table-row">
      <style:table-row-properties style:min-row-height="0.503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手机日历软件 项目计划书</text:p>
      <text:h text:style-name="Heading_20_1" text:outline-level="1">组内成员</text:h>
      <text:p text:style-name="P3"><text:s text:c="13"/>张健威、陈高、孙洪博、乔莹</text:p>
      <text:p text:style-name="P1"/>
      <text:h text:style-name="Heading_20_1" text:outline-level="1">项目简介</text:h>
      <text:p text:style-name="Text_20_body"><text:s text:c="12"/>本项目是基于NOKIA N9手机平台的多功能日历开发项目。设计并实现日历软件为N9用户提供查阅公农历时间、日历视图切换与显示、日程、节日详情、显示黄历，日期计算等功能。</text:p>
      <text:p text:style-name="Text_20_body"><text:s text:c="8"/>用户通过滑动和触碰来查询、切换来选择日期。也可以设置主题、日期显示方式、帮助和退出。 用户可以通过三种视图日、月、周来查看日期，每个日期项的内容包括公农历的显示、节假日显示、以及事件提醒图标等。用户可通过点击日期项来查看当日详情，包括基本的日期显示、黄历显示。用户可以添加和查看自己的日程安排。同时日历还可以查看节日的详情，进行日期计算等。</text:p>
      <text:p text:style-name="Heading"/>
      <text:h text:style-name="Heading_20_1" text:outline-level="1">项目进度计划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4">时间</text:p>
          </table:table-cell>
          <table:table-cell table:style-name="表格1.B1" office:value-type="string">
            <text:p text:style-name="P4">交付</text:p>
          </table:table-cell>
        </table:table-row>
        <table:table-row>
          <table:table-cell table:style-name="表格1.A2" office:value-type="string">
            <text:p text:style-name="Table_20_Contents">2012.11.3</text:p>
          </table:table-cell>
          <table:table-cell table:style-name="表格1.B2" office:value-type="string">
            <text:p text:style-name="Table_20_Contents">确定项目：项目计划书</text:p>
          </table:table-cell>
        </table:table-row>
        <table:table-row>
          <table:table-cell table:style-name="表格1.A2" office:value-type="string">
            <text:p text:style-name="Table_20_Contents">2012.11.4</text:p>
          </table:table-cell>
          <table:table-cell table:style-name="表格1.B2" office:value-type="string">
            <text:p text:style-name="Table_20_Contents">系统构思：系统构思文档</text:p>
          </table:table-cell>
        </table:table-row>
        <table:table-row>
          <table:table-cell table:style-name="表格1.A2" office:value-type="string">
            <text:p text:style-name="Table_20_Contents">2012.11.5</text:p>
          </table:table-cell>
          <table:table-cell table:style-name="表格1.B2" office:value-type="string">
            <text:p text:style-name="Table_20_Contents">领域分析：构建领域类模型（寻找类、确定类、寻找关联、确定关联）</text:p>
          </table:table-cell>
        </table:table-row>
        <table:table-row>
          <table:table-cell table:style-name="表格1.A2" office:value-type="string">
            <text:p text:style-name="Table_20_Contents">～</text:p>
          </table:table-cell>
          <table:table-cell table:style-name="表格1.B2" office:value-type="string">
            <text:p text:style-name="Table_20_Contents">领域分析：构建领域类模型（寻找属性、确定属性、利用继承细化类）</text:p>
          </table:table-cell>
        </table:table-row>
        <table:table-row>
          <table:table-cell table:style-name="表格1.A2" office:value-type="string">
            <text:p text:style-name="Table_20_Contents">～</text:p>
          </table:table-cell>
          <table:table-cell table:style-name="表格1.B2" office:value-type="string">
            <text:p text:style-name="Table_20_Contents">领域分析：构建领域状态模型（确定有状态的类、寻找状态、寻找事件）</text:p>
          </table:table-cell>
        </table:table-row>
        <table:table-row>
          <table:table-cell table:style-name="表格1.A2" office:value-type="string">
            <text:p text:style-name="Table_20_Contents">～2012.11.12</text:p>
          </table:table-cell>
          <table:table-cell table:style-name="表格1.B2" office:value-type="string">
            <text:p text:style-name="Table_20_Contents">领域分析：构建领域状态模型（构建与评价状态图）</text:p>
          </table:table-cell>
        </table:table-row>
        <table:table-row>
          <table:table-cell table:style-name="表格1.A2" office:value-type="string">
            <text:p text:style-name="Table_20_Contents">2012.11.13</text:p>
          </table:table-cell>
          <table:table-cell table:style-name="表格1.B2" office:value-type="string">
            <text:p text:style-name="Table_20_Contents">应用分析：寻找与确定利益相关者、确定用例</text:p>
          </table:table-cell>
        </table:table-row>
        <table:table-row>
          <table:table-cell table:style-name="表格1.A2" office:value-type="string">
            <text:p text:style-name="Table_20_Contents">~</text:p>
          </table:table-cell>
          <table:table-cell table:style-name="表格1.B2" office:value-type="string">
            <text:p text:style-name="Table_20_Contents">应用分析：确定参与者和构建用例图</text:p>
          </table:table-cell>
        </table:table-row>
        <table:table-row>
          <table:table-cell table:style-name="表格1.A2" office:value-type="string">
            <text:p text:style-name="Table_20_Contents">~</text:p>
          </table:table-cell>
          <table:table-cell table:style-name="表格1.B2" office:value-type="string">
            <text:p text:style-name="Table_20_Contents">应用分析：检查领域类模型、确定应用类模型</text:p>
          </table:table-cell>
        </table:table-row>
        <table:table-row>
          <table:table-cell table:style-name="表格1.A2" office:value-type="string">
            <text:p text:style-name="Table_20_Contents">~2012.11.20</text:p>
          </table:table-cell>
          <table:table-cell table:style-name="表格1.B2" office:value-type="string">
            <text:p text:style-name="Table_20_Contents">应用分析：构建状态图与时序图</text:p>
          </table:table-cell>
        </table:table-row>
        <table:table-row>
          <table:table-cell table:style-name="表格1.A2" office:value-type="string">
            <text:p text:style-name="Table_20_Contents">2012.11.21</text:p>
          </table:table-cell>
          <table:table-cell table:style-name="表格1.B2" office:value-type="string">
            <text:p text:style-name="Table_20_Contents">设计：确定体系结构环境图</text:p>
          </table:table-cell>
        </table:table-row>
        <table:table-row table:style-name="表格1.13">
          <table:table-cell table:style-name="表格1.A2" office:value-type="string">
            <text:p text:style-name="Table_20_Contents">~</text:p>
          </table:table-cell>
          <table:table-cell table:style-name="表格1.B2" office:value-type="string">
            <text:p text:style-name="Table_20_Contents">设计：分析与确定体系结构的模式与风格、构建体系结构图</text:p>
          </table:table-cell>
        </table:table-row>
        <table:table-row>
          <table:table-cell table:style-name="表格1.A2" office:value-type="string">
            <text:p text:style-name="Table_20_Contents">~2012.11.28</text:p>
          </table:table-cell>
          <table:table-cell table:style-name="表格1.B2" office:value-type="string">
            <text:p text:style-name="Table_20_Contents">设计：接口与组件设计</text:p>
          </table:table-cell>
        </table:table-row>
        <table:table-row>
          <table:table-cell table:style-name="表格1.A2" office:value-type="string">
            <text:p text:style-name="Table_20_Contents">2012.11.29~12.8</text:p>
          </table:table-cell>
          <table:table-cell table:style-name="表格1.B2" office:value-type="string">
            <text:p text:style-name="Table_20_Contents">实现与测试：代码编写与调试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B2" office:value-type="string">
            <text:p text:style-name="Table_20_Contents"/>
          </table:table-cell>
        </table:table-row>
      </table:table>
      <text:p text:style-name="Text_20_body"><text:soft-page-break/></text:p>
      <text:p text:style-name="Standard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华文黑体" svg:font-family="华文黑体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华文黑体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华文黑体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华文黑体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华文黑体"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5:23:56</meta:creation-date>
    <dc:date>2012-11-03T16:19:56</dc:date>
    <meta:editing-duration>PT1M58S</meta:editing-duration>
    <meta:editing-cycles>1</meta:editing-cycles>
    <meta:document-statistic meta:table-count="1" meta:image-count="0" meta:object-count="0" meta:page-count="2" meta:paragraph-count="38" meta:word-count="259" meta:character-count="707" meta:non-whitespace-character-count="670"/>
    <meta:generator>LibreOffice/3.5$Linux_x86 LibreOffice_project/7e68ba2-a744ebf-1f241b7-c506db1-7d53735</meta:generator>
  </office:meta>
</office:document-meta>
</file>